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1, 2021 (01:00:3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_Solution.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1">Comment out the body of the <text:span text:style-name="NormalTok">Main</text:span> method in “Program.cs”.</text:p>
        </text:list-item>
        <text:list-item>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your UML diagram. Don’t forget about the <text:span text:style-name="NormalTok">ComputePerimeter</text:span>, <text:span text:style-name="NormalTok">Swap</text:span>, and <text:span text:style-name="NormalTok">MultiplyRectangle</text:span> methods.</text:p>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3">
        <text:list-item>
          <text:p text:style-name="P3">Create a new project in your IDE, name it “Circle”.</text:p>
        </text:list-item>
        <text:list-item>
          <text:p text:style-name="P3">In the Solution Explorer, right-click on “Circle”, then on “Add…” and select “Class”. Then, select “Class”, write “Circle.cs” as the name of the file, and click on “Add”.</text:p>
        </text:list-item>
        <text:list-item>
          <text:p text:style-name="P3">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3">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3">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4">
        <text:list-item>
          <text:p text:style-name="P4">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4">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4">In the <text:span text:style-name="NormalTok">Circle</text:span><text:span text:style-name="OperatorTok">.</text:span><text:span text:style-name="FunctionTok">cs</text:span> file, add two methods:</text:p>
          <text:list>
            <text:list-item>
              <text:p text:style-name="P4">A method that returns the circumference of the circle that calls it (i.e., <draw:frame draw:style-name="fr1" text:anchor-type="as-char"><draw:object xlink:href="Formula-10/" xlink:type="simple" xlink:show="embed" xlink:actuate="onLoad"/></draw:frame> times the radius),</text:p>
            </text:list-item>
            <text:list-item>
              <text:p text:style-name="P4">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4">Test those two methods in your <text:span text:style-name="NormalTok">Main</text:span> program, by displaying on the screen the area and the circumference of the object you created in the previous exercise.</text:p>
        </text:list-item>
        <text:list-item>
          <text:p text:style-name="P4">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5">
        <text:list-item>
          <text:p text:style-name="P5">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6">
        <text:list-item>
          <text:p text:style-name="P6"><text:a xlink:type="simple" xlink:href="https://docs.microsoft.com/en-us/dotnet/standard/design-guidelines/general-naming-conventions" office:name=""><text:span text:style-name="Definition">the documentation on general naming conventions</text:span></text:a>,</text:p>
        </text:list-item>
        <text:list-item>
          <text:p text:style-name="P6">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01:00:41Z</meta:creation-date>
    <dc:date>2021-06-01T01:00:41Z</dc:date>
    <meta:user-defined meta:name="date" meta:value-type="string">June   1, 2021 (01:00:3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